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d7fe2" officeooo:paragraph-rsid="000d7fe2"/>
    </style:style>
    <style:style style:name="P2" style:family="paragraph" style:parent-style-name="Standard">
      <style:paragraph-properties fo:text-align="start" style:justify-single-word="false"/>
      <style:text-properties style:font-name="Consolas" officeooo:rsid="000d7fe2" officeooo:paragraph-rsid="000d7fe2"/>
    </style:style>
    <style:style style:name="P3" style:family="paragraph" style:parent-style-name="Standard" style:list-style-name="L1">
      <style:paragraph-properties fo:text-align="start" style:justify-single-word="false"/>
      <style:text-properties style:font-name="Consolas" officeooo:rsid="000d7fe2" officeooo:paragraph-rsid="000d7fe2"/>
    </style:style>
    <style:style style:name="P4" style:family="paragraph" style:parent-style-name="Standard" style:list-style-name="L2">
      <style:paragraph-properties fo:text-align="start" style:justify-single-word="false"/>
      <style:text-properties style:font-name="Consolas" officeooo:rsid="000d7fe2" officeooo:paragraph-rsid="000d7fe2"/>
    </style:style>
    <style:style style:name="P5" style:family="paragraph" style:parent-style-name="Standard">
      <style:paragraph-properties fo:text-align="start" style:justify-single-word="false"/>
      <style:text-properties style:font-name="Consolas" officeooo:rsid="000d7fe2" officeooo:paragraph-rsid="000ea57e"/>
    </style:style>
    <style:style style:name="P6" style:family="paragraph" style:parent-style-name="Standard">
      <style:paragraph-properties fo:text-align="start" style:justify-single-word="false"/>
      <style:text-properties style:font-name="Consolas" officeooo:rsid="000d7fe2" officeooo:paragraph-rsid="000d7fe2"/>
    </style:style>
    <style:style style:name="P7" style:family="paragraph" style:parent-style-name="Standard" style:list-style-name="L3">
      <style:paragraph-properties fo:text-align="start" style:justify-single-word="false"/>
      <style:text-properties style:font-name="Consolas" officeooo:rsid="000ea57e" officeooo:paragraph-rsid="000ea57e"/>
    </style:style>
    <style:style style:name="P8" style:family="paragraph" style:parent-style-name="Standard">
      <style:paragraph-properties fo:text-align="start" style:justify-single-word="false"/>
      <style:text-properties style:font-name="Consolas" officeooo:rsid="000ea57e" officeooo:paragraph-rsid="000ea57e"/>
    </style:style>
    <style:style style:name="P9" style:family="paragraph" style:parent-style-name="Standard">
      <style:paragraph-properties fo:text-align="start" style:justify-single-word="false"/>
      <style:text-properties style:font-name="Consolas" officeooo:rsid="000f31c1" officeooo:paragraph-rsid="000f31c1"/>
    </style:style>
    <style:style style:name="P10" style:family="paragraph" style:parent-style-name="Standard" style:list-style-name="L5">
      <style:paragraph-properties fo:text-align="start" style:justify-single-word="false"/>
      <style:text-properties style:font-name="Consolas" officeooo:rsid="000f31c1" officeooo:paragraph-rsid="000f31c1"/>
    </style:style>
    <style:style style:name="P11" style:family="paragraph" style:parent-style-name="Standard" style:list-style-name="L5">
      <style:paragraph-properties fo:text-align="start" style:justify-single-word="false"/>
      <style:text-properties style:font-name="Consolas" officeooo:rsid="000f43ef" officeooo:paragraph-rsid="000f43ef"/>
    </style:style>
    <style:style style:name="P12" style:family="paragraph" style:parent-style-name="Standard">
      <style:paragraph-properties fo:text-align="start" style:justify-single-word="false"/>
      <style:text-properties style:font-name="Consolas" officeooo:rsid="000f43ef" officeooo:paragraph-rsid="000f43ef"/>
    </style:style>
    <style:style style:name="P13" style:family="paragraph" style:parent-style-name="Standard" style:list-style-name="L6">
      <style:paragraph-properties fo:text-align="start" style:justify-single-word="false"/>
      <style:text-properties style:font-name="Consolas" officeooo:rsid="000f43ef" officeooo:paragraph-rsid="000f43ef"/>
    </style:style>
    <style:style style:name="P14" style:family="paragraph" style:parent-style-name="Standard" style:list-style-name="L3">
      <style:paragraph-properties fo:text-align="start" style:justify-single-word="false"/>
      <style:text-properties officeooo:paragraph-rsid="000ec27a"/>
    </style:style>
    <style:style style:name="T1" style:family="text">
      <style:text-properties style:font-name="Consolas" officeooo:rsid="000d7fe2"/>
    </style:style>
    <style:style style:name="T2" style:family="text">
      <style:text-properties style:font-name="Consolas" officeooo:rsid="000ec27a"/>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f5cb9"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6</text:p>
      <text:p text:style-name="P1"/>
      <text:p text:style-name="P2">1. By having files as a mere array of bytes, there are multiples advantages such as:</text:p>
      <text:list xml:id="list3985648209" text:style-name="L1">
        <text:list-item>
          <text:p text:style-name="P3">The structure is independent of the data stored, that is, data should be interpreted by programs, which means that we have access to every byte in the file.</text:p>
        </text:list-item>
        <text:list-item>
          <text:p text:style-name="P3">More freedom in how data is stored, since theere are no powerful data-types.</text:p>
        </text:list-item>
      </text:list>
      <text:p text:style-name="P2"/>
      <text:p text:style-name="P2">Disadvantages:</text:p>
      <text:list xml:id="list1563171547" text:style-name="L2">
        <text:list-item>
          <text:p text:style-name="P4">The computer treats everything as an independent 8-bit number. Which may not be the best case on specialized systems, where we may want to have powerful data-types such as strings.</text:p>
        </text:list-item>
      </text:list>
      <text:p text:style-name="P2"/>
      <text:p text:style-name="P5">2.</text:p>
      <text:list xml:id="list1738009183" text:style-name="L3">
        <text:list-item>
          <text:p text:style-name="P7">File naming is essentials for humans since it is an efficient way of quickly communicating what is the purpose of a certain file. Whereas a bad file name forces the user to search through the data to understand what is it purpose.</text:p>
        </text:list-item>
        <text:list-item>
          <text:p text:style-name="P14"><text:span text:style-name="T1">When you change a file's extension, you change the way programs on your computer read the file. The problem is, changing the file extension does not change the file type. In other words, when you change a file's extension, it does not change the way the file is formatted. </text:span><text:span text:style-name="T2">With that in mind, file naming is also important for the computer usage, since it tells the machine how you should read it.</text:span></text:p>
        </text:list-item>
      </text:list>
      <text:p text:style-name="P8"/>
      <text:p text:style-name="P8"/>
      <text:p text:style-name="P9">3.</text:p>
      <text:p text:style-name="P9">Linux:</text:p>
      <text:list xml:id="list2081110074" text:style-name="L5">
        <text:list-item>
          <text:p text:style-name="P10">In linux, an <text:span text:style-name="T3">interpreter directive</text:span><text:span text:style-name="T4"> is used to identify what is the type of a certain file and how we should read it (The first 2 bytes in a file, for example ‘#!’, which constitute a </text:span><text:span text:style-name="T3">magic number </text:span><text:span text:style-name="T4">often referred as shebang. With than in mind, the file name extension does not determine how a file is read in linux, but the file content itself.</text:span></text:p>
        </text:list-item>
        <text:list-item>
          <text:p text:style-name="P10"><text:span text:style-name="T4">However, file name extensions are still important in linux for some reasons such as:</text:span></text:p>
          <text:list>
            <text:list-item>
              <text:p text:style-name="P10"><text:span text:style-name="T4">Organization for humans</text:span></text:p>
            </text:list-item>
            <text:list-item>
              <text:p text:style-name="P10"><text:span text:style-name="T4">Adaptability to other operating systems, i.e when you interact with other OS’s that do depend on extensions to read a file in a certain way (such as Windows) it is a smarter idea to use extensions</text:span></text:p>
            </text:list-item>
            <text:list-item>
              <text:p text:style-name="P11"><text:span text:style-name="T4">On the other hand, if you use a file from another system that requires extensions, that file will not contain the </text:span><text:span text:style-name="T3">magic number</text:span><text:span text:style-name="T4"> (shebang) mentioned previously and in that case linux will have a harder time identifying the type of file and that is where file extensions may be used aswell</text:span></text:p>
            </text:list-item>
          </text:list>
        </text:list-item>
      </text:list>
      <text:p text:style-name="P12"><text:span text:style-name="T4"/></text:p>
      <text:p text:style-name="P12"><text:span text:style-name="T4">Windows:</text:span></text:p>
      <text:list xml:id="list1753732888" text:style-name="L6">
        <text:list-item>
          <text:p text:style-name="P13"><text:soft-page-break/><text:span text:style-name="T4">In windows things are much simpler, the extension determines the type of a certain file and, as a result, what application may read the file and the icon to use for that certain file.</text:span></text:p>
        </text:list-item>
        <text:list-item>
          <text:p text:style-name="P13"><text:span text:style-name="T4">MsWindows hides file extensions from users by default, since changing the file extensions might make the file unable to open, since changing the extension means changing the way the file is read. </text:span><text:span text:style-name="T5">On the other hand, many attackers used this to their advantage and created files such as “image1.png.exe”, that would only show as “image1.png” tricking users into running a malicious program.</text:span></text:p>
        </text:list-item>
      </text:list>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5T10:41:04.696568556</meta:creation-date>
    <dc:date>2021-05-05T11:26:47.117830024</dc:date>
    <meta:editing-duration>PT11M10S</meta:editing-duration>
    <meta:editing-cycles>3</meta:editing-cycles>
    <meta:generator>LibreOffice/6.4.7.2$Linux_X86_64 LibreOffice_project/40$Build-2</meta:generator>
    <meta:document-statistic meta:table-count="0" meta:image-count="0" meta:object-count="0" meta:page-count="2" meta:paragraph-count="19" meta:word-count="484" meta:character-count="2671" meta:non-whitespace-character-count="2218"/>
  </office:meta>
</office:document-meta>
</file>